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tomicTypeConverterProvider.DefaultAtomicTypeConverterProvider( Map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tomicTypeConverterProvider.DefaultAtomicTypeConverter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tomicTypeConverterProvider.registerDefaultAtomicTypeConver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AtomicTypeConverterProvider.setAtomicTypeConvertors( Map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